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9-2014</text:span></text:span></text:p>
      <text:p text:style-name="P14">ACTA DE INICIO DE PROCEDIMIENTO</text:p>
      <text:p text:style-name="P15"/>
      <text:p text:style-name="P16"><text:span text:style-name="T17">Siendo las (hora),del día veintitres (23)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9-2014</text:span><text:span text:style-name="T18"> </text:span><text:span text:style-name="T17">para la adquisición de </text:span><text:span text:style-name="T19">- 10000 Arepas Rellenas
<text:line-break/>- 7500 Asado en Salsa, acompañado con Arroz, Ensalada Rusa y Tajada
<text:line-break/>- 7500 Cachitos
<text:line-break/>- 20000 Cafe
<text:line-break/>- 20000 Cafe con Leche
<text:line-break/>- 7500 Ensalada de Fruta
<text:line-break/>- 80000 Jugos
<text:line-break/>- 7500 Media Canilla de Jamón y Queso
<text:line-break/>- 7500 Media Canilla de Pernil
<text:line-break/>- 20000 Mini Empanadas
<text:line-break/>- 15000 Papelon con Limon
<text:line-break/>- 15000 Parrillas Mixtas de Pollo, Carne Chorizo,Cochino y Morcilla acompañado de yuca, casabe, ensalada y aguacate
<text:line-break/>- 30000 Pasapalos Calientes
<text:line-break/>- 7500 Pastelitos
<text:line-break/>- 10000 Pernil en Salsa, acompañado con Vegetales Salteados, Papas Salteadas, Aguacate
<text:line-break/>- 35000 Pincho de Carne y Pollo
<text:line-break/>- 10000 Pollo al Ajillo, acompañado con Vegetales Salteados, Papas Salteadas, Aguacate
<text:line-break/>- 7500 Pollo Rebosado, acompañado con Arroz, Ensalada Rusa y Tajada
<text:line-break/>- 40000 REFRESCOS
<text:line-break/>- 15000 Sanduich
<text:line-break/>- 20000 Tequeñ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00 Arepas Rellenas
<text:line-break/>- 7500 Asado en Salsa, acompañado con Arroz, Ensalada Rusa y Tajada
<text:line-break/>- 7500 Cachitos
<text:line-break/>- 20000 Cafe
<text:line-break/>- 20000 Cafe con Leche
<text:line-break/>- 7500 Ensalada de Fruta
<text:line-break/>- 80000 Jugos
<text:line-break/>- 7500 Media Canilla de Jamón y Queso
<text:line-break/>- 7500 Media Canilla de Pernil
<text:line-break/>- 20000 Mini Empanadas
<text:line-break/>- 15000 Papelon con Limon
<text:line-break/>- 15000 Parrillas Mixtas de Pollo, Carne Chorizo,Cochino y Morcilla acompañado de yuca, casabe, ensalada y aguacate
<text:line-break/>- 30000 Pasapalos Calientes
<text:line-break/>- 7500 Pastelitos
<text:line-break/>- 10000 Pernil en Salsa, acompañado con Vegetales Salteados, Papas Salteadas, Aguacate
<text:line-break/>- 35000 Pincho de Carne y Pollo
<text:line-break/>- 10000 Pollo al Ajillo, acompañado con Vegetales Salteados, Papas Salteadas, Aguacate
<text:line-break/>- 7500 Pollo Rebosado, acompañado con Arroz, Ensalada Rusa y Tajada
<text:line-break/>- 40000 REFRESCOS
<text:line-break/>- 15000 Sanduich
<text:line-break/>- 20000 Tequeñ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00 Arepas Rellenas
<text:line-break/>- 7500 Asado en Salsa, acompañado con Arroz, Ensalada Rusa y Tajada
<text:line-break/>- 7500 Cachitos
<text:line-break/>- 20000 Cafe
<text:line-break/>- 20000 Cafe con Leche
<text:line-break/>- 7500 Ensalada de Fruta
<text:line-break/>- 80000 Jugos
<text:line-break/>- 7500 Media Canilla de Jamón y Queso
<text:line-break/>- 7500 Media Canilla de Pernil
<text:line-break/>- 20000 Mini Empanadas
<text:line-break/>- 15000 Papelon con Limon
<text:line-break/>- 15000 Parrillas Mixtas de Pollo, Carne Chorizo,Cochino y Morcilla acompañado de yuca, casabe, ensalada y aguacate
<text:line-break/>- 30000 Pasapalos Calientes
<text:line-break/>- 7500 Pastelitos
<text:line-break/>- 10000 Pernil en Salsa, acompañado con Vegetales Salteados, Papas Salteadas, Aguacate
<text:line-break/>- 35000 Pincho de Carne y Pollo
<text:line-break/>- 10000 Pollo al Ajillo, acompañado con Vegetales Salteados, Papas Salteadas, Aguacate
<text:line-break/>- 7500 Pollo Rebosado, acompañado con Arroz, Ensalada Rusa y Tajada
<text:line-break/>- 40000 REFRESCOS
<text:line-break/>- 15000 Sanduich
<text:line-break/>- 20000 Tequeñ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